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c18" officeooo:paragraph-rsid="000eec18"/>
    </style:style>
    <style:style style:name="P2" style:family="paragraph" style:parent-style-name="Standard">
      <style:text-properties fo:font-weight="normal" officeooo:rsid="000eec18" officeooo:paragraph-rsid="000eec18" style:font-weight-asian="normal" style:font-weight-complex="normal"/>
    </style:style>
    <style:style style:name="P3" style:family="paragraph" style:parent-style-name="Standard">
      <style:text-properties fo:font-weight="normal" officeooo:rsid="001029be" officeooo:paragraph-rsid="001029be" style:font-weight-asian="normal" style:font-weight-complex="normal"/>
    </style:style>
    <style:style style:name="P4" style:family="paragraph" style:parent-style-name="Standard">
      <style:text-properties fo:font-weight="normal" officeooo:rsid="001082ea" officeooo:paragraph-rsid="001082ea" style:font-weight-asian="normal" style:font-weight-complex="normal"/>
    </style:style>
    <style:style style:name="P5" style:family="paragraph" style:parent-style-name="Standard">
      <style:text-properties fo:font-weight="bold" officeooo:rsid="001286bd" officeooo:paragraph-rsid="001286b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3d66c" officeooo:paragraph-rsid="0013d66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eec18" officeooo:paragraph-rsid="000eec1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029be" officeooo:paragraph-rsid="001029b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d66c" officeooo:paragraph-rsid="0013d66c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bold" officeooo:rsid="001495c6" officeooo:paragraph-rsid="001495c6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495c6" officeooo:paragraph-rsid="001495c6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6019b" officeooo:paragraph-rsid="0016019b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8e5b7" officeooo:paragraph-rsid="0018e5b7" style:font-weight-asian="bold" style:font-weight-complex="bold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normal" officeooo:rsid="001495c6" officeooo:paragraph-rsid="001495c6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495c6" officeooo:paragraph-rsid="001495c6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style:text-underline-style="none" fo:font-weight="bold" officeooo:rsid="001495c6" officeooo:paragraph-rsid="001495c6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019b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r <text:span text:style-name="T1">hardware </text:span><text:span text:style-name="T2">i </text:span><text:span text:style-name="T1">software</text:span><text:span text:style-name="T2">!!!!!</text:span></text:p>
      <text:p text:style-name="P2"/>
      <text:p text:style-name="P2">MODEL DE VON NEUMANN</text:p>
      <text:list xml:id="list1042513162" text:style-name="L1">
        <text:list-item>
          <text:p text:style-name="P7">Unitat de processament</text:p>
        </text:list-item>
        <text:list-item>
          <text:p text:style-name="P7">Memòria</text:p>
        </text:list-item>
        <text:list-item>
          <text:p text:style-name="P7">Dispositius d’entrada/sortida (actualment: teclat i pantalla)</text:p>
        </text:list-item>
      </text:list>
      <text:p text:style-name="P3">Per a unir aquests elements es necessiten es busos de comunicació o sistema:</text:p>
      <text:list xml:id="list2421439617" text:style-name="L2">
        <text:list-item>
          <text:p text:style-name="P8">Busos d’instruccions</text:p>
        </text:list-item>
        <text:list-item>
          <text:p text:style-name="P8">Busos de dates</text:p>
        </text:list-item>
        <text:list-item>
          <text:p text:style-name="P8">Busos de direccions</text:p>
        </text:list-item>
      </text:list>
      <text:p text:style-name="P3"/>
      <text:p text:style-name="P3">MODEL HARVARD</text:p>
      <text:p text:style-name="P4">Millora al de Von Neumann perquè permet l’accés a dates i instruccions de manera simultània.</text:p>
      <text:p text:style-name="P4"/>
      <text:p text:style-name="P4"/>
      <text:p text:style-name="P5">Components hardware d’un sistema informàtic</text:p>
      <text:p text:style-name="P5"/>
      <text:p text:style-name="P6">Microprocessador</text:p>
      <text:p text:style-name="P9">- Unitat de control: processament, interpretació i execució d’instruccions i dades.</text:p>
      <text:p text:style-name="P9">- Unitat aritmètic lògica: càlculs aritmètics i lògics.</text:p>
      <text:p text:style-name="P9">- Registres: memòries temporals de poca capacitat i alta velocitat.</text:p>
      <text:p text:style-name="P9"/>
      <text:p text:style-name="P9"/>
      <text:p text:style-name="P9"/>
      <text:p text:style-name="P9"/>
      <text:p text:style-name="P14">Placa base</text:p>
      <text:p text:style-name="P15">Multitut de factors de forma:</text:p>
      <text:list xml:id="list243274221" text:style-name="L3">
        <text:list-item>
          <text:p text:style-name="P16">ATX<text:span text:style-name="T2"> (antecessors: AT y XT)</text:span></text:p>
          <text:list>
            <text:list-item>
              <text:p text:style-name="P16"><text:span text:style-name="T2">Micro-ATX</text:span></text:p>
            </text:list-item>
            <text:list-item>
              <text:p text:style-name="P10"><text:span text:style-name="T3">Mini-ATX</text:span></text:p>
            </text:list-item>
          </text:list>
        </text:list-item>
        <text:list-item>
          <text:p text:style-name="P10"><text:span text:style-name="T5">Variants ITX</text:span></text:p>
          <text:list>
            <text:list-item>
              <text:p text:style-name="P10"><text:span text:style-name="T3">Mini-ITX</text:span></text:p>
            </text:list-item>
            <text:list-item>
              <text:p text:style-name="P10"><text:span text:style-name="T3">Nano-ITX</text:span></text:p>
            </text:list-item>
            <text:list-item>
              <text:p text:style-name="P10"><text:span text:style-name="T3">Pico-ITX</text:span></text:p>
            </text:list-item>
          </text:list>
        </text:list-item>
      </text:list>
      <text:p text:style-name="P11"><text:span text:style-name="T3">Els factors de forma més comuns s</text:span><text:span text:style-name="T4">ó</text:span><text:span text:style-name="T3">n ATX, Micro-ATX i Mini-ITX, que s</text:span><text:span text:style-name="T4">ó</text:span><text:span text:style-name="T3">n compatibles entre si.</text:span></text:p>
      <text:p text:style-name="P13"><text:span text:style-name="T3">L’elecció del nostre processador (AMD o Intel) determina la nostra placa base.</text:span></text:p>
      <text:p text:style-name="P11"><text:span text:style-name="T3"/></text:p>
      <text:p text:style-name="P12"><text:span text:style-name="T3">Principals components d’una placa base:</text:span></text:p>
      <text:p text:style-name="P1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3T19:47:09.579000000</meta:creation-date>
    <dc:date>2024-10-04T20:24:39.441000000</dc:date>
    <meta:editing-duration>PT39M29S</meta:editing-duration>
    <meta:editing-cycles>8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8" meta:word-count="156" meta:character-count="984" meta:non-whitespace-character-count="869"/>
  </office:meta>
</office:document-meta>
</file>